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TimesNewRoman" svg:font-family="TimesNew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style:text-autospace="none"/>
      <style:text-properties style:font-name="TimesNewRoman" fo:font-size="14pt" style:font-size-asian="14pt" style:font-name-complex="TimesNewRoman" style:font-size-complex="14pt"/>
    </style:style>
    <style:style style:name="P2" style:family="paragraph" style:parent-style-name="Standard">
      <style:text-properties style:font-name="TimesNewRoman" style:font-name-complex="TimesNewRoman"/>
    </style:style>
    <style:style style:name="P3" style:family="paragraph" style:parent-style-name="Standard" style:list-style-name="WW8Num1">
      <style:text-properties style:font-name="TimesNewRoman" style:font-name-complex="TimesNewRoman"/>
    </style:style>
    <style:style style:name="P4" style:family="paragraph" style:parent-style-name="Standard" style:master-page-name="Standard">
      <style:paragraph-properties style:page-number="auto" style:text-autospace="none"/>
      <style:text-properties style:font-name="TimesNewRoman" fo:font-size="14pt" style:font-size-asian="14pt" style:font-name-complex="TimesNewRoman" style:font-size-complex="14pt"/>
    </style:style>
    <style:style style:name="T1" style:family="text">
      <style:text-properties style:font-name="TimesNewRoman" fo:font-size="14pt" style:font-size-asian="14pt" style:font-name-complex="TimesNewRoman" style:font-size-complex="14pt"/>
    </style:style>
    <style:style style:name="T2" style:family="text">
      <style:text-properties style:font-name="TimesNewRoman" style:font-name-complex="TimesNewRoma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ntwikkelomgeving</text:p>
      <text:p text:style-name="P1"/>
      <text:p text:style-name="Standard"><text:span text:style-name="T2">Er zijn talrijke programma’s beschikbaar die bruikbaar zijn om Java-programma’s te schrijven. Enkele voorbeelden zijn:</text:span></text:p>
      <text:list xml:id="list602863452" text:style-name="WW8Num1">
        <text:list-item>
          <text:p text:style-name="P3">Eclipse</text:p>
        </text:list-item>
        <text:list-item>
          <text:p text:style-name="P3">Netbeans</text:p>
        </text:list-item>
        <text:list-item>
          <text:p text:style-name="P3">Jcreator</text:p>
        </text:list-item>
        <text:list-item>
          <text:p text:style-name="P3">Kawa</text:p>
        </text:list-item>
        <text:list-item>
          <text:p text:style-name="P3">jEdit</text:p>
        </text:list-item>
        <text:list-item>
          <text:p text:style-name="P3">…</text:p>
        </text:list-item>
      </text:list>
      <text:p text:style-name="Standard"><text:span text:style-name="T2">Programma’s zoals Eclipse en Netbeans zijn veel uitgebreider dan meer eenvoudigere editors zoals bijvoorbeeld Kawa. Door middel van de extra mogelijkheden van de eerstgenoemde programma’s is het eenvoudiger een overzicht te houden over het project. Bovendien zijn er allerlei functies voorzien om het compileren en debuggen gemakkelijker te laten verlopen. Deze IDE’s (Integrated Development Environment) zijn meestal ook voorzien van code voltooiing of code completion, wat het programmeren enigszins vereenvoudigt. Al deze extra mogelijkheden zorgen er wel voor dat de software veel zwaarder is.</text:span></text:p>
      <text:p text:style-name="P2"/>
      <text:p text:style-name="P2">Een andere extra mogelijkheid die Eclipse en Netbeans biedt, is het eenvoudig aanmaken van een GUI (Graphical User Interface). We kunnen hierbij de nodige componenten slepen en plaatsen in een grafische omgeving. Het programma zal dan zelf de nodige code genereren. Deze werkwijze lijkt misschien eenvoudiger en sneller dan het traditioneel zelf uitschrijven van de GUI. Toch opteren we om zelf de code te schrijven. Dit zorgt ervoor dat we zeker zijn van een zo compact mogelijke code, en is het eenvoudiger om wijzigingen aan te bre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TimesNewRoman" svg:font-family="TimesNew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ntwikkelomgeving</dc:title>
    <meta:initial-creator>mitch</meta:initial-creator>
    <meta:creation-date>2008-02-28T10:50:00</meta:creation-date>
    <dc:creator>Administrator</dc:creator>
    <dc:date>2008-02-28T18:19:00</dc:date>
    <meta:editing-cycles>4</meta:editing-cycles>
    <meta:editing-duration>PT20M</meta:editing-duration>
    <meta:document-statistic meta:table-count="0" meta:image-count="0" meta:object-count="0" meta:page-count="1" meta:paragraph-count="10" meta:word-count="199" meta:character-count="1310" meta:non-whitespace-character-count="1127"/>
    <meta:generator>LibreOffice/5.3.3.2$Linux_X86_64 LibreOffice_project/30m0$Build-2</meta:generator>
  </office:meta>
</office:document-meta>
</file>